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erdana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Verdana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Verdana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9" style:family="paragraph" style:parent-style-name="Standard" style:list-style-name="L1">
      <style:paragraph-properties fo:text-align="center" style:justify-single-word="false"/>
      <style:text-properties style:font-name="Verdana"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Verdana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</text:p>
      <text:p text:style-name="P8">Tutorials exist to teach us! :-)</text:p>
      <text:p text:style-name="P1"/>
      <text:p text:style-name="P2">To be honest:</text:p>
      <text:p text:style-name="P2"/>
      <text:p text:style-name="P7">* This app was created by me using a tutorials, so this is not my 100% skill, what means I am not an author.</text:p>
      <text:p text:style-name="P7">* I know how it is made &amp; how it works, can explain everything „ what where, what from where and why”.</text:p>
      <text:p text:style-name="P7"/>
      <text:list xml:id="list2093350375847583163" text:style-name="L1">
        <text:list-item>
          <text:p text:style-name="P9">Some simple functionals is made by me, also using tutorials or stackoverflow.</text:p>
        </text:list-item>
      </text:list>
      <text:p text:style-name="P3"/>
      <text:p text:style-name="P8">Tutorials exist to teach us! :-)</text:p>
      <text:p text:style-name="P3"/>
      <text:p text:style-name="P4"/>
      <text:p text:style-name="P5">HOW TO USE:</text:p>
      <text:p text:style-name="P5"/>
      <text:list xml:id="list8684283854234082556" text:style-name="L2">
        <text:list-item>
          <text:p text:style-name="P10">Donwload this repository with webpack-config file.</text:p>
        </text:list-item>
        <text:list-item>
          <text:p text:style-name="P10">Use command in command line: npm i</text:p>
        </text:list-item>
        <text:list-item>
          <text:p text:style-name="P10">or/next: <text:s/>npm run server</text:p>
        </text:list-item>
        <text:list-item>
          <text:p text:style-name="P10">open in browser: <text:s text:c="2"/>localhost:3001</text:p>
        </text:list-item>
        <text:list-item>
          <text:p text:style-name="P10">Sometimes has to open code editor and do anything – space, or enter - and save, to webpack can notifies changes and render app correctly.</text:p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24T15:49:33.37</meta:creation-date>
    <dc:date>2019-03-24T16:35:08.13</dc:date>
    <meta:editing-duration>PT5M15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13" meta:word-count="128" meta:character-count="665"/>
  </office:meta>
</office:document-meta>
</file>